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936ff" officeooo:paragraph-rsid="001936ff"/>
    </style:style>
    <style:style style:name="P2" style:family="paragraph" style:parent-style-name="Heading_20_2">
      <style:text-properties officeooo:rsid="001936ff" officeooo:paragraph-rsid="001936ff"/>
    </style:style>
    <style:style style:name="P3" style:family="paragraph" style:parent-style-name="Heading_20_1">
      <style:text-properties officeooo:rsid="001a9230" officeooo:paragraph-rsid="001a9230"/>
    </style:style>
    <style:style style:name="T1" style:family="text">
      <style:text-properties officeooo:rsid="001936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Head<text:span text:style-name="T1">ing:</text:span> keep with next paragraph is enabled <text:span text:style-name="T1">by default.</text:span></text:p>
      <text:p text:style-name="Standard"/>
      <text:h text:style-name="P3" text:outline-level="1">Heading 1: inherits keep</text:h>
      <text:h text:style-name="P2" text:outline-level="2">Heading 2: keep with next paragraph was disabled.</text:h>
      <text:p text:style-name="P1"><text:soft-page-break/>Text Body style: keep with next paragraph was toggled on and then off again. It should be disabled now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loext:contextual-spacing="false" fo:line-height="120%" style:page-number="auto" fo:keep-with-next="auto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9in" fo:margin-bottom="0.0835in" loext:contextual-spacing="false" style:page-number="auto" fo:keep-with-next="auto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8299in" fo:page-height="4.1299in" style:num-format="1" style:print-orientation="landscape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8T13:05:07.273363101</meta:creation-date>
    <dc:date>2017-08-18T13:54:52.212369024</dc:date>
    <meta:editing-duration>PT3M55S</meta:editing-duration>
    <meta:editing-cycles>2</meta:editing-cycles>
    <meta:generator>LibreOffice/5.3.4.2$Linux_X86_64 LibreOffice_project/30m0$Build-2</meta:generator>
    <meta:document-statistic meta:table-count="0" meta:image-count="0" meta:object-count="0" meta:page-count="2" meta:paragraph-count="4" meta:word-count="40" meta:character-count="232" meta:non-whitespace-character-count="196"/>
  </office:meta>
</office:document-meta>
</file>